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9008in"/>
    </style:style>
    <style:style style:name="co3" style:family="table-column">
      <style:table-column-properties fo:break-before="auto" style:column-width="1.4201in"/>
    </style:style>
    <style:style style:name="co4" style:family="table-column">
      <style:table-column-properties fo:break-before="auto" style:column-width="2.6437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807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Tag</text:p>
          </table:table-cell>
          <table:table-cell office:value-type="string">
            <text:p>Component name</text:p>
          </table:table-cell>
          <table:table-cell office:value-type="string">
            <text:p>User Type</text:p>
          </table:table-cell>
          <table:table-cell office:value-type="string">
            <text:p>Input value</text:p>
          </table:table-cell>
          <table:table-cell office:value-type="string">
            <text:p>O/P value</text:p>
          </table:table-cell>
          <table:table-cell office:value-type="string">
            <text:p>Result</text:p>
          </table:table-cell>
          <table:table-cell office:value-type="string">
            <text:p>Behaviour</text:p>
          </table:table-cell>
          <table:table-cell table:style-name="ce2" office:value-type="string">
            <text:p>Remark</text:p>
          </table:table-cell>
        </table:table-row>
        <table:table-row table:style-name="ro1">
          <table:table-cell office:value-type="string">
            <text:p>Map Account</text:p>
          </table:table-cell>
          <table:table-cell/>
          <table:table-cell office:value-type="string">
            <text:p>Personal</text:p>
          </table:table-cell>
          <table:table-cell office:value-type="string">
            <text:p>“New Account”</text:p>
          </table:table-cell>
          <table:table-cell office:value-type="string">
            <text:p>Account number field should be numeral</text:p>
          </table:table-cell>
          <table:table-cell office:value-type="string">
            <text:p>Not mapped</text:p>
          </table:table-cell>
          <table:table-cell office:value-type="string">
            <text:p>As expected</text:p>
          </table:table-cell>
          <table:table-cell office:value-type="string">
            <text:p>Account number field should be numeral</text:p>
          </table:table-cell>
        </table:table-row>
        <table:table-row table:style-name="ro1">
          <table:table-cell office:value-type="string">
            <text:p>Map Account</text:p>
          </table:table-cell>
          <table:table-cell/>
          <table:table-cell office:value-type="string">
            <text:p>Personal</text:p>
          </table:table-cell>
          <table:table-cell/>
          <table:table-cell office:value-type="string">
            <text:p>Account number field can not be empty</text:p>
          </table:table-cell>
          <table:table-cell office:value-type="string">
            <text:p>Not mapped</text:p>
          </table:table-cell>
          <table:table-cell office:value-type="string">
            <text:p>As expected</text:p>
          </table:table-cell>
          <table:table-cell office:value-type="string">
            <text:p>Account number can not be empty</text:p>
          </table:table-cell>
        </table:table-row>
        <table:table-row table:style-name="ro1">
          <table:table-cell office:value-type="string">
            <text:p>Map Account</text:p>
          </table:table-cell>
          <table:table-cell/>
          <table:table-cell office:value-type="string">
            <text:p>Personal</text:p>
          </table:table-cell>
          <table:table-cell office:value-type="float" office:value="1234567890">
            <text:p>1234567890</text:p>
          </table:table-cell>
          <table:table-cell office:value-type="string">
            <text:p>Operation could not be completed</text:p>
          </table:table-cell>
          <table:table-cell office:value-type="string">
            <text:p>Not mapped</text:p>
          </table:table-cell>
          <table:table-cell office:value-type="string">
            <text:p>As expected</text:p>
          </table:table-cell>
          <table:table-cell/>
        </table:table-row>
        <table:table-row table:style-name="ro1">
          <table:table-cell office:value-type="string">
            <text:p>Map Account</text:p>
          </table:table-cell>
          <table:table-cell/>
          <table:table-cell office:value-type="string">
            <text:p>Personal</text:p>
          </table:table-cell>
          <table:table-cell office:value-type="float" office:value="1025347847">
            <text:p>1025347847</text:p>
          </table:table-cell>
          <table:table-cell office:value-type="string">
            <text:p>Successfully mapped</text:p>
          </table:table-cell>
          <table:table-cell office:value-type="string">
            <text:p>Mapped</text:p>
          </table:table-cell>
          <table:table-cell table:style-name="ce1" office:value-type="string">
            <text:p>unexpected</text:p>
          </table:table-cell>
          <table:table-cell table:style-name="ce1" office:value-type="string">
            <text:p>Already mapped and mapped again</text:p>
          </table:table-cell>
        </table:table-row>
        <table:table-row table:style-name="ro1">
          <table:table-cell office:value-type="string">
            <text:p>Map Account</text:p>
          </table:table-cell>
          <table:table-cell/>
          <table:table-cell office:value-type="string">
            <text:p>Personal</text:p>
          </table:table-cell>
          <table:table-cell office:value-type="string">
            <office:annotation draw:style-name="gr1" draw:text-style-name="P2" svg:width="1.1409in" svg:height="0.5457in" svg:x="6.1126in" svg:y="0.3063in" draw:caption-point-x="-6.1126in" draw:caption-point-y="-0.3063in">
              <dc:creator>Mr.</dc:creator>
              <dc:date>2008-11-03T00:00:00</dc:date>
              <text:p text:style-name="P1"><text:span text:style-name="T1">Two spaces added before account number</text:span></text:p>
            </office:annotation>
            <text:p><text:s text:c="2"/>' <text:s/>'1024657828</text:p>
          </table:table-cell>
          <table:table-cell office:value-type="string">
            <text:p>No response from server/client hanged</text:p>
          </table:table-cell>
          <table:table-cell office:value-type="string">
            <text:p>undefined</text:p>
          </table:table-cell>
          <table:table-cell table:style-name="ce1" office:value-type="string">
            <text:p>unexpected</text:p>
          </table:table-cell>
          <table:table-cell table:style-name="ce1" office:value-type="string">
            <text:p>space before account number probably create exception</text:p>
          </table:table-cell>
        </table:table-row>
        <table:table-row table:style-name="ro1">
          <table:table-cell office:value-type="string">
            <text:p>Map Account</text:p>
          </table:table-cell>
          <table:table-cell/>
          <table:table-cell office:value-type="string">
            <text:p>Personal</text:p>
          </table:table-cell>
          <table:table-cell office:value-type="string">
            <office:annotation draw:style-name="gr1" draw:text-style-name="P2" svg:width="1.1409in" svg:height="0.3902in" svg:x="6.1126in" svg:y="0.4843in" draw:caption-point-x="-6.1126in" draw:caption-point-y="-0.4843in">
              <dc:creator>Mr.</dc:creator>
              <dc:date>2008-11-03T00:00:00</dc:date>
              <text:p text:style-name="P1"><text:span text:style-name="T1">Two trailing spaces added</text:span></text:p>
            </office:annotation>
            <text:p>__1024657828</text:p>
          </table:table-cell>
          <table:table-cell office:value-type="string">
            <text:p>No response from server/client hanged</text:p>
          </table:table-cell>
          <table:table-cell office:value-type="string">
            <text:p>undefined</text:p>
          </table:table-cell>
          <table:table-cell table:style-name="ce1" office:value-type="string">
            <text:p>unexpected</text:p>
          </table:table-cell>
          <table:table-cell table:style-name="ce1" office:value-type="string">
            <text:p>trailing space probably creates an exceptio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p Account</text:p>
          </table:table-cell>
          <table:table-cell/>
          <table:table-cell office:value-type="string">
            <text:p>Corporate</text:p>
          </table:table-cell>
          <table:table-cell office:value-type="string">
            <text:p>“New Account”</text:p>
          </table:table-cell>
          <table:table-cell office:value-type="string">
            <text:p>Account number field should be numeral</text:p>
          </table:table-cell>
          <table:table-cell office:value-type="string">
            <text:p>Not mapped</text:p>
          </table:table-cell>
          <table:table-cell office:value-type="string">
            <text:p>As expected</text:p>
          </table:table-cell>
          <table:table-cell office:value-type="string">
            <text:p>Account number field should be numeral</text:p>
          </table:table-cell>
        </table:table-row>
        <table:table-row table:style-name="ro1">
          <table:table-cell office:value-type="string">
            <text:p>Map Account</text:p>
          </table:table-cell>
          <table:table-cell/>
          <table:table-cell office:value-type="string">
            <text:p>Corporate</text:p>
          </table:table-cell>
          <table:table-cell/>
          <table:table-cell office:value-type="string">
            <text:p>Account number field can not be empty</text:p>
          </table:table-cell>
          <table:table-cell office:value-type="string">
            <text:p>Not mapped</text:p>
          </table:table-cell>
          <table:table-cell office:value-type="string">
            <text:p>As expected</text:p>
          </table:table-cell>
          <table:table-cell office:value-type="string">
            <text:p>Account number field should be numeral</text:p>
          </table:table-cell>
        </table:table-row>
        <table:table-row table:style-name="ro1">
          <table:table-cell office:value-type="string">
            <text:p>Map Account</text:p>
          </table:table-cell>
          <table:table-cell/>
          <table:table-cell office:value-type="string">
            <text:p>Corporate</text:p>
          </table:table-cell>
          <table:table-cell office:value-type="float" office:value="1234567890">
            <text:p>1234567890</text:p>
          </table:table-cell>
          <table:table-cell office:value-type="string">
            <text:p>Operation could not be completed</text:p>
          </table:table-cell>
          <table:table-cell office:value-type="string">
            <text:p>Not mapped</text:p>
          </table:table-cell>
          <table:table-cell office:value-type="string">
            <text:p>As expected</text:p>
          </table:table-cell>
          <table:table-cell office:value-type="string">
            <text:p>Account number can not be empty</text:p>
          </table:table-cell>
        </table:table-row>
        <table:table-row table:style-name="ro1">
          <table:table-cell office:value-type="string">
            <text:p>Map Account</text:p>
          </table:table-cell>
          <table:table-cell/>
          <table:table-cell office:value-type="string">
            <text:p>Corporate</text:p>
          </table:table-cell>
          <table:table-cell office:value-type="float" office:value="1022657847">
            <text:p>1022657847</text:p>
          </table:table-cell>
          <table:table-cell office:value-type="string">
            <text:p>Successfully mapped</text:p>
          </table:table-cell>
          <table:table-cell office:value-type="string">
            <text:p>Mapped</text:p>
          </table:table-cell>
          <table:table-cell table:style-name="ce1" office:value-type="string">
            <text:p>unexpected</text:p>
          </table:table-cell>
          <table:table-cell table:style-name="ce1" office:value-type="string">
            <text:p>Already mapped and mapped again</text:p>
          </table:table-cell>
        </table:table-row>
        <table:table-row table:style-name="ro1">
          <table:table-cell office:value-type="string">
            <text:p>Map Account</text:p>
          </table:table-cell>
          <table:table-cell/>
          <table:table-cell office:value-type="string">
            <text:p>Corporate</text:p>
          </table:table-cell>
          <table:table-cell office:value-type="string">
            <office:annotation draw:style-name="gr1" draw:text-style-name="P2" svg:width="1.1409in" svg:height="0.5457in" svg:x="6.1126in" svg:y="1.5504in" draw:caption-point-x="-6.1126in" draw:caption-point-y="-1.5504in">
              <dc:creator>Mr.</dc:creator>
              <dc:date>2008-11-03T00:00:00</dc:date>
              <text:p text:style-name="P1"><text:span text:style-name="T1">Two spaces added before account number</text:span></text:p>
            </office:annotation>
            <text:p><text:s text:c="2"/>' <text:s/>'1024657828</text:p>
          </table:table-cell>
          <table:table-cell office:value-type="string">
            <text:p>No response from server/client hanged</text:p>
          </table:table-cell>
          <table:table-cell office:value-type="string">
            <text:p>undefined</text:p>
          </table:table-cell>
          <table:table-cell table:style-name="ce1" office:value-type="string">
            <text:p>unexpected</text:p>
          </table:table-cell>
          <table:table-cell table:style-name="ce1" office:value-type="string">
            <text:p>space before account number probably create exception</text:p>
          </table:table-cell>
        </table:table-row>
        <table:table-row table:style-name="ro1">
          <table:table-cell office:value-type="string">
            <text:p>Map Account</text:p>
          </table:table-cell>
          <table:table-cell/>
          <table:table-cell office:value-type="string">
            <text:p>Corporate</text:p>
          </table:table-cell>
          <table:table-cell office:value-type="string">
            <office:annotation draw:style-name="gr1" draw:text-style-name="P2" svg:width="1.1409in" svg:height="0.3902in" svg:x="6.1126in" svg:y="1.7283in" draw:caption-point-x="-6.1126in" draw:caption-point-y="-1.7283in">
              <dc:creator>Mr.</dc:creator>
              <dc:date>2008-11-03T00:00:00</dc:date>
              <text:p text:style-name="P1"><text:span text:style-name="T1">Two trailing spaces added</text:span></text:p>
            </office:annotation>
            <text:p>__1024657828</text:p>
          </table:table-cell>
          <table:table-cell office:value-type="string">
            <text:p>No response from server/client hanged</text:p>
          </table:table-cell>
          <table:table-cell office:value-type="string">
            <text:p>undefined</text:p>
          </table:table-cell>
          <table:table-cell table:style-name="ce1" office:value-type="string">
            <text:p>unexpected</text:p>
          </table:table-cell>
          <table:table-cell table:style-name="ce1" office:value-type="string">
            <text:p>trailing space probably creates an except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5">11/05/2008</text:date>, <text:time>16:3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jay Gautam</meta:initial-creator>
    <meta:creation-date>2008-11-03T19:06:02.23</meta:creation-date>
    <dc:date>2008-11-05T16:35:07.85</dc:date>
    <dc:creator>Ajay Gautam</dc:creator>
    <meta:editing-duration>PT00H16M31S</meta:editing-duration>
    <meta:editing-cycles>9</meta:editing-cycles>
    <meta:generator>OpenOffice.org/3.0$Win32 OpenOffice.org_project/300m9$Build-9358</meta:generator>
    <meta:document-statistic meta:table-count="1" meta:cell-count="89" meta:object-count="0"/>
    <meta:user-defined meta:name="Info 1"/>
    <meta:user-defined meta:name="Info 2"/>
    <meta:user-defined meta:name="Info 3"/>
    <meta:user-defined meta:name="Info 4"/>
  </office:meta>
</office:document-meta>
</file>